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1.List all the customers of the salespeople table.</text:span></text:p>
      <text:p text:style-name="P1"><text:span text:style-name="T1"><text:s text:c="4"/>select * from salespeople;</text:span></text:p>
      <text:p text:style-name="P1"><text:span text:style-name="T2"/></text:p>
      <text:p text:style-name="P1"><text:span text:style-name="T3">2.List all the customers with a rating of 100.</text:span></text:p>
      <text:p text:style-name="P1"><text:span text:style-name="T3"><text:s text:c="4"/>select * from customers where rating=100;</text:span></text:p>
      <text:p text:style-name="P1"><text:span text:style-name="T4"/></text:p>
      <text:p text:style-name="P1"><text:span text:style-name="T5">3.Find all the record in the customer table with null values in the city column.</text:span></text:p>
      <text:p text:style-name="P1"><text:span text:style-name="T5"><text:s text:c="4"/>select * from customer where city is null;</text:span></text:p>
      <text:p text:style-name="P1"><text:span text:style-name="T6"/></text:p>
      <text:p text:style-name="P1"><text:span text:style-name="T7">4.Find the largest orders taken by each salesperson on each date.</text:span></text:p>
      <text:p text:style-name="P1"><text:span text:style-name="T7"><text:s text:c="3"/>select max(amt),odate from orders GROUP BY odate;</text:span></text:p>
      <text:p text:style-name="P1"><text:span text:style-name="T8"/></text:p>
      <text:p text:style-name="P1"><text:span text:style-name="T9">5.Arrange the orders table by descending customer number</text:span></text:p>
      <text:p text:style-name="P1"><text:span text:style-name="T9"><text:s text:c="3"/>select * from customers order by cnum desc;</text:span></text:p>
      <text:p text:style-name="P1"><text:span text:style-name="T10"/></text:p>
      <text:p text:style-name="P1"><text:span text:style-name="T11">6.Find which salespeople currently have orders in the orders table.</text:span></text:p>
      <text:p text:style-name="P1"><text:span text:style-name="T12"/></text:p>
      <text:p text:style-name="P1"><text:span text:style-name="T13">7.List names of all customers matched with the salespeople serving them.</text:span></text:p>
      <text:p text:style-name="P1"><text:span text:style-name="T13"><text:s text:c="3"/>select b.cname from salespeople a,customer b, where a.snum=b.snum;</text:span></text:p>
      <text:p text:style-name="P1"><text:span text:style-name="T14"/></text:p>
      <text:p text:style-name="P1"><text:span text:style-name="T15">8.Find the name and numbers of all salespeople who had more than one customer.</text:span></text:p>
      <text:p text:style-name="P1"><text:span text:style-name="T15"><text:s text:c="3"/>select a.sname,a.snum from salespeople a,customer b where a.snum=b.snum;</text:span></text:p>
      <text:p text:style-name="P1"><text:span text:style-name="T16"/></text:p>
      <text:p text:style-name="P1"><text:span text:style-name="T17">9.Count the orders of each of the salespeople and output the results in descending order.</text:span></text:p>
      <text:p text:style-name="P1"><text:span text:style-name="T17"><text:s text:c="3"/>select count(a.onum),c.sname from orders a,customer b,salespeople c where a.cnum=b.cnum and b.snum=c.snum group by c.snum order by count(a.onum) desc;</text:span></text:p>
      <text:p text:style-name="P1"><text:span text:style-name="T18"/></text:p>
      <text:p text:style-name="P1"><text:span text:style-name="T19">10.List the customer table if and onlyif one or more of customer in the c</text:span></text:p>
      <text:p text:style-name="P1"><text:span text:style-name="T19"><text:s text:c="3"/>select * from customer where city ='San Jose';</text:span></text:p>
      <text:p text:style-name="P1"><text:span text:style-name="T20"/></text:p>
      <text:p text:style-name="P1"><text:span text:style-name="T21">11.Match salespeople to customers according to what city they lived in.</text:span></text:p>
      <text:p text:style-name="P1"><text:span text:style-name="T21"><text:s text:c="3"/>select a.sname,b.cname,b.city from salespeople a,customer b where b.snum=a.snum;</text:span></text:p>
      <text:p text:style-name="P1"><text:span text:style-name="T22"/></text:p>
      <text:p text:style-name="P1"><text:span text:style-name="T23">12.Find the largest order taken by each salesperson.</text:span></text:p>
      <text:p text:style-name="P1"><text:span text:style-name="T23"><text:s text:c="3"/>select MAX(amt),cnum from orders group by cnum order by Max(amt) desc;</text:span></text:p>
      <text:p text:style-name="P1"><text:span text:style-name="T24"/></text:p>
      <text:p text:style-name="P1"><text:span text:style-name="T25">13.Find customers in san jose who have a rating above 200.</text:span></text:p>
      <text:p text:style-name="P1"><text:span text:style-name="T25"><text:s text:c="3"/>select cname,city from customer where city='San Jose' AND rating&gt;200;</text:span></text:p>
      <text:p text:style-name="P1"><text:span text:style-name="T26"/></text:p>
      <text:p text:style-name="P1"><text:span text:style-name="T27">14.List the names and commissions of all salespeople in london.</text:span></text:p>
      <text:p text:style-name="P1"><text:span text:style-name="T27"><text:s text:c="3"/>select sname,comm from salespeople where city='london';</text:span></text:p>
      <text:p text:style-name="P1"><text:span text:style-name="T28"/></text:p>
      <text:p text:style-name="P1"><text:span text:style-name="T29">15.List all the orders of salesperson Motika from the orders table.</text:span></text:p>
      <text:p text:style-name="P1"><text:span text:style-name="T29"><text:s text:c="3"/>select a.onum,c.sname,c.snum from orders a,customer b,salespeople c where a.cnum=b.cnum and b.snum=c.snum and c.sname='motika';</text:span></text:p>
      <text:p text:style-name="P1"><text:span text:style-name="T30"/></text:p>
      <text:p text:style-name="P1"><text:span text:style-name="T31">16.Find all customers with orders on October3.</text:span></text:p>
      <text:p text:style-name="P1"><text:span text:style-name="T31"><text:s text:c="3"/>select DISTINCT a.odate,b.cnum,b.cname from orders a,customer b where odate='1996-03-10';</text:span></text:p>
      <text:p text:style-name="P1"><text:span text:style-name="T32"/></text:p>
      <text:p text:style-name="P1"><text:span text:style-name="T33">17.Give the sums of the amounts from the orders table,grouped by date,eliminating all those dates where the SUM was not at least 2000.00 above the MAX amount.</text:span></text:p>
      <text:p text:style-name="P1"><text:span text:style-name="T33"><text:s text:c="3"/>select sum(amt) from orders group by odate;</text:span></text:p>
      <text:p text:style-name="P1"><text:span text:style-name="T34"/></text:p>
      <text:p text:style-name="P1"><text:span text:style-name="T35">18.select onum,amt from orders where odate!='1996-03-10' and amt&gt;(select min(amt) from orders where odate='1996-03-10');</text:span></text:p>
      <text:p text:style-name="P1"><text:span text:style-name="T36"/></text:p>
      <text:p text:style-name="P1"><text:span text:style-name="T37">19.select a.snum from salespeople a where exists (select b.snum from customer b where b.rating=300 and a.snum=b.snum;</text:span></text:p>
      <text:p text:style-name="P1"><text:span text:style-name="T38"/></text:p>
      <text:p text:style-name="P1"><text:span text:style-name="T39">20.select a.cname,b.cname,a.rating from customer a,customer b where a.rating=b.rating and a.cnum!=b.cnum;</text:span></text:p>
      <text:p text:style-name="P1"><text:span text:style-name="T40"/></text:p>
      <text:p text:style-name="P1"><text:span text:style-name="T41">21.select cnum,cname from customer where cnum&gt;(select snum+1000 from salespeople where sname='serres');</text:span></text:p>
      <text:p text:style-name="P1"><text:span text:style-name="T42"/></text:p>
      <text:p text:style-name="P1"><text:span text:style-name="T43">22select comm*100 as comm_in_percentage from salespeople;</text:span></text:p>
      <text:p text:style-name="P1"><text:span text:style-name="T43"/></text:p>
      <text:p text:style-name="P1"><text:span text:style-name="T43">23select odate,snum,max(amt) from orders where amt&gt;3000 group by odate,snum order by odate,snum;</text:span></text:p>
      <text:p text:style-name="P1"><text:span text:style-name="T44"/></text:p>
      <text:p text:style-name="P1"><text:span text:style-name="T45">24select cnum,max(amt) from orders where odate='1996-03-10' group by cnum;</text:span></text:p>
      <text:p text:style-name="P1"><text:span text:style-name="T46"/></text:p>
      <text:p text:style-name="P1"><text:span text:style-name="T47">25select cname from customer where city=(select city from customer,salespeople where cusomer.snum=salespeople.snum and sname='serres');</text:span></text:p>
      <text:p text:style-name="P1"><text:span text:style-name="T48"/></text:p>
      <text:p text:style-name="P1"><text:span text:style-name="T49">26select cname from customer where rating&gt;200;</text:span></text:p>
      <text:p text:style-name="P1"><text:span text:style-name="T50"/></text:p>
      <text:p text:style-name="P1"><text:span text:style-name="T51">27select count(distinct cnum)from orders;</text:span></text:p>
      <text:p text:style-name="P1"><text:span text:style-name="T52"/></text:p>
      <text:p text:style-name="P1"><text:span text:style-name="T53">28select onum,snum,amt,amt*0.12 from orders order by snum;</text:span></text:p>
      <text:p text:style-name="P1"><text:span text:style-name="T54"/></text:p>
      <text:p text:style-name="P1"><text:span text:style-name="T55">29select snum from customer group by snum having count(*)=1;</text:span></text:p>
      <text:p text:style-name="P1"><text:span text:style-name="T56"/></text:p>
      <text:p text:style-name="P1"><text:span text:style-name="T57">30select distinct cname from customer a,salespeople b where a.city=b.city and a.snum!=b.snum;</text:span></text:p>
      <text:p text:style-name="P1"><text:span text:style-name="T58"/></text:p>
      <text:p text:style-name="P1"><text:span text:style-name="T59">31select sname from salespeople where sname like 'P__l%';</text:span></text:p>
      <text:p text:style-name="P1"><text:span text:style-name="T59"/></text:p>
      <text:p text:style-name="P1"><text:span text:style-name="T59">32select onum,odate from orders where cnum=(select cnum from customer where cnum='cisneros');</text:span></text:p>
      <text:p text:style-name="P1"><text:span text:style-name="T60"/></text:p>
      <text:p text:style-name="P1"><text:span text:style-name="T61">33select s.sname,max(o.amt)from customer c,salespeople s,orders o where o.cnum=c.cnum and s.snum=c.snum group by s.sname having s.sname="Serres" or s.sname="Rifkin";</text:span></text:p>
      <text:p text:style-name="P1"><text:span text:style-name="T61"/></text:p>
      <text:p text:style-name="P1"><text:span text:style-name="T61">34select snum,sname,comm,city from salespeople;</text:span></text:p>
      <text:p text:style-name="P1"><text:span text:style-name="T62"/></text:p>
      <text:p text:style-name="P1"><text:span text:style-name="T63">35select cname from customer where cname between 'A' and 'G';</text:span></text:p>
      <text:p text:style-name="P1"><text:span text:style-name="T63"/></text:p>
      <text:p text:style-name="P1"><text:span text:style-name="T63">37select * from orders where amt&gt;(select avg(amt) from orders where odate='1996-03-10');</text:span></text:p>
      <text:p text:style-name="P1"><text:span text:style-name="T64"/></text:p>
      <text:p text:style-name="P1"><text:span text:style-name="T65">38select a.cnum,a.cname from customer a where a.rating=(select max(rating) from customer b where a.city=b.city);</text:span></text:p>
      <text:p text:style-name="P1"><text:span text:style-name="T66"/></text:p>
      <text:p text:style-name="P1"><text:span text:style-name="T67">39select sum(amt),odate from orders group by odate order by sum(amt) desc;</text:span></text:p>
      <text:p text:style-name="P1"><text:span text:style-name="T67"/></text:p>
      <text:p text:style-name="P1"><text:span text:style-name="T67">40select cname,rating from customer where city="San Jose";</text:span></text:p>
      <text:p text:style-name="P1"><text:span text:style-name="T67"/></text:p>
      <text:p text:style-name="P1"><text:span text:style-name="T67">41select onum,amt from orders where&lt;any(select amt from orders,customer where city='san jose' and orders.cnum=customer.cnum);</text:span></text:p>
      <text:p text:style-name="P1"><text:span text:style-name="T68"/></text:p>
      <text:p text:style-name="P1"><text:span text:style-name="T69">42select onum,cnum,amt from orders a where amt&gt;(select avg(amt) from orders b where a.cnum=b.cnum group by (num));</text:span></text:p>
      <text:p text:style-name="P1"><text:span text:style-name="T70"/></text:p>
      <text:p text:style-name="P1"><text:span text:style-name="T71">43select 'for the city'('city'), the highest rating is:('max rating') from customer group by city;</text:span></text:p>
      <text:p text:style-name="P1"><text:span text:style-name="T72"/></text:p>
      <text:p text:style-name="P1"><text:span text:style-name="T73">44select sname,amt*comm from orders,customer,salespeople where rating&gt;100 and salespeople.snum=customer.snum and salespeople.snum=orders.snum and customer.snum;</text:span></text:p>
      <text:p text:style-name="P1"><text:span text:style-name="T74"/></text:p>
      <text:p text:style-name="P1"><text:span text:style-name="T75">45select cnum,rating from cusromer where rating&gt;(select avg(rating) from customer where city='san jose');</text:span></text:p>
      <text:p text:style-name="P1"><text:span text:style-name="T76"/></text:p>
      <text:p text:style-name="P1"><text:span text:style-name="T77">46select a.sname,b.sname from salespeople a,salespeople b where a.snum&gt;b.snum and a.city=b.city;</text:span></text:p>
      <text:p text:style-name="P1"><text:span text:style-name="T78"/></text:p>
      <text:p text:style-name="P1"><text:span text:style-name="T79">47select * from salespeople where city='barcelona'or city='london';</text:span></text:p>
      <text:p text:style-name="P1"><text:span text:style-name="T80"/></text:p>
      <text:p text:style-name="P1"><text:span text:style-name="T81">48select snum from customer group by snum having count(*)=1;</text:span></text:p>
      <text:p text:style-name="P1"><text:span text:style-name="T82"/></text:p>
      <text:p text:style-name="P1"><text:span text:style-name="T83">49select a.cname,b.cname,s.sname from customer a,customer b,salespeople s where a.snum=b.snum and a.snum=s.snum and a.cname != b.cname and a.cname&lt;b.cname;</text:span></text:p>
      <text:p text:style-name="P1"><text:span text:style-name="T83"/></text:p>
      <text:p text:style-name="P1"><text:span text:style-name="T83">50select * from orders where amt&gt;1000;</text:span></text:p>
      <text:p text:style-name="P1"><text:span text:style-name="T84"/></text:p>
      <text:p text:style-name="P1"><text:span text:style-name="T85">51select onum,cname from orders a,customer b where a.cnum=b.cnum;</text:span></text:p>
      <text:p text:style-name="P1"><text:span text:style-name="T85"><text:s/></text:span></text:p>
      <text:p text:style-name="P1"><text:span text:style-name="T85">52select distinct cname from from customer a,salespeople b where a.city=b.city and a.snum!=b.snum</text:span></text:p>
      <text:p text:style-name="P1"><text:span text:style-name="T85"><text:s text:c="4"/>select cname from customer where cname in(select cname from customer a,salespeople b where a.city=b.city &amp; a.snum=b.snum;</text:span></text:p>
      <text:p text:style-name="P1"><text:span text:style-name="T85"><text:s text:c="3"/></text:span></text:p>
      <text:p text:style-name="P1"><text:span text:style-name="T85">53select cname,sname from salespeople a,customer b where rating&gt;=any(select rating from customer where snum=(select snum from salespeople where sname='serres')and sname!='serres' and a.snum(+)=b.snum;</text:span></text:p>
      <text:p text:style-name="P1"><text:span text:style-name="T86"/></text:p>
      <text:p text:style-name="P1"><text:span text:style-name="T87">54select * from customer where odate='1996-03-10' or odate='1996-04-10';</text:span></text:p>
      <text:p text:style-name="P1"><text:span text:style-name="T88"/></text:p>
      <text:p text:style-name="P1"><text:span text:style-name="T89">55select a.onum,b.onum,c.cname from orders a,orders b,customer c where a.cnum=b.cnum and a.cnum=c.cnum and a.onum&gt;b.onum;</text:span></text:p>
      <text:p text:style-name="P1"><text:span text:style-name="T90"/></text:p>
      <text:p text:style-name="P1"><text:span text:style-name="T91">56select * from customer where rating&gt;any(select rating from customer where city='rome');</text:span></text:p>
      <text:p text:style-name="P1"><text:span text:style-name="T92"/></text:p>
      <text:p text:style-name="P1"><text:span text:style-name="T93">57select cname from customer where rating&lt;=100 and city='rome';</text:span></text:p>
      <text:p text:style-name="P1"><text:span text:style-name="T94"/></text:p>
      <text:p text:style-name="P1"><text:span text:style-name="T95">58select * from from customer where snum=1001;</text:span></text:p>
      <text:p text:style-name="P1"><text:span text:style-name="T96"/></text:p>
      <text:p text:style-name="P1"><text:span text:style-name="T97">59select cnum,sum(amt) from orders group by cnum having sum(amt)&gt;(select max(amt) from orders);</text:span></text:p>
      <text:p text:style-name="P1"><text:span text:style-name="T98"/></text:p>
      <text:p text:style-name="P1"><text:span text:style-name="T99">60select onum from orders where amt!=0 or amt is not null;</text:span></text:p>
      <text:p text:style-name="P1"><text:span text:style-name="T100"/></text:p>
      <text:p text:style-name="P1"><text:span text:style-name="T101">61select cname,city,rating from customer where rating&gt;=200 union select cname,city,rating where rating&lt;200;</text:span></text:p>
      <text:p text:style-name="P1"><text:span text:style-name="T102"/></text:p>
      <text:p text:style-name="P1"><text:span text:style-name="T103">62select sname,comm from salespeople;</text:span></text:p>
      <text:p text:style-name="P1"><text:span text:style-name="T104"/></text:p>
      <text:p text:style-name="P1"><text:span text:style-name="T105">63select rating from customer where cname='hoffmann';</text:span></text:p>
      <text:p text:style-name="P1"><text:span text:style-name="T105"><text:s text:c="6"/>select * from customer where rating =(select rating from customer where cname!='hoffmann');</text:span></text:p>
      <text:p text:style-name="P1"><text:span text:style-name="T106"/></text:p>
      <text:p text:style-name="P1"><text:span text:style-name="T107">64select sname from salespeople a where exists(select cname from customer b where a.snum=b.snum and a.sname&lt;b.sname);</text:span></text:p>
      <text:p text:style-name="P1"><text:span text:style-name="T108"/></text:p>
      <text:p text:style-name="P1"><text:span text:style-name="T109">65select max(b.cname),max(b.rating),a.cnum from orders a,customer b where a.cnum=b.cnum group by a.cnum having count(a.cnum)&gt;(select avg(count(cnum)) from orders group by cnum);</text:span></text:p>
      <text:p text:style-name="P1"><text:span text:style-name="T110"/></text:p>
      <text:p text:style-name="P1"><text:span text:style-name="T111">66select sum(amt) from orders;</text:span></text:p>
      <text:p text:style-name="P1"><text:span text:style-name="T112"/></text:p>
      <text:p text:style-name="P1"><text:span text:style-name="T113">67select onum,cname,rating from customer a,orders b where onum&gt;(select avg(onum) from orders where a.cnum=b.cnum group by cnum);</text:span></text:p>
      <text:p text:style-name="P1"><text:span text:style-name="T114"/></text:p>
      <text:p text:style-name="P1"><text:span text:style-name="T115">68select count(rating)from customer where rating!='null';</text:span></text:p>
      <text:p text:style-name="P1"><text:span text:style-name="T116"/></text:p>
      <text:p text:style-name="P1"><text:span text:style-name="T117">69select onum,sname,cname from orders a,customer b,salepeople c where a.cnum=b.cnum and a.snum=c.snum;</text:span></text:p>
      <text:p text:style-name="P1"><text:span text:style-name="T118"/></text:p>
      <text:p text:style-name="P1"><text:span text:style-name="T119">70select comm from salespeople where snum in(select snum from customer where city='london');</text:span></text:p>
      <text:p text:style-name="P1"><text:span text:style-name="T120"/></text:p>
      <text:p text:style-name="P1"><text:span text:style-name="T121">71select sname from salespeople where snum in(select snum from customer b where a.city!=b.city and a.snum=b.snum);</text:span></text:p>
      <text:p text:style-name="P1"><text:span text:style-name="T122"/></text:p>
      <text:p text:style-name="P1"><text:span text:style-name="T123">72select snum,sname from salespeople a where exists(select cnum from customer b where a.city=b.city and a.snum!=b.snum);</text:span></text:p>
      <text:p text:style-name="P1"><text:span text:style-name="T124"/></text:p>
      <text:p text:style-name="P1"><text:span text:style-name="T125">73select cname from salespeople a,customer b where a.snum=b.snum and sname='peel' or sname='motika';</text:span></text:p>
      <text:p text:style-name="P1"><text:span text:style-name="T126"/></text:p>
      <text:p text:style-name="P1"><text:span text:style-name="T127">74select count(distinct snum) from orders;</text:span></text:p>
      <text:p text:style-name="P1"><text:span text:style-name="T128"/></text:p>
      <text:p text:style-name="P1"><text:span text:style-name="T129">75select cnum from orders where cnum in (select cnum from customer where city='london');</text:span></text:p>
      <text:p text:style-name="P1"><text:span text:style-name="T130"/></text:p>
      <text:p text:style-name="P1"><text:span text:style-name="T131">76select o.onum,c.cname from orders o,salespeople s,customer c where o.cnum=c.cnum and c.snum=s.snum and c.city != all (select s.city from salespeople s,customer c where s.snum=c.snum and s.city=c.city);</text:span></text:p>
      <text:p text:style-name="P1"><text:span text:style-name="T131"/></text:p>
      <text:p text:style-name="P1"><text:span text:style-name="T131">77select snum,count(snum) from orders group by snum having count(snum)&gt;1;</text:span></text:p>
      <text:p text:style-name="P1"><text:span text:style-name="T132"/></text:p>
      <text:p text:style-name="P1"><text:span text:style-name="T133">78select * from customer where snum in(select b.snum from orders a,customer b where a.cnum=b.cnum group by b.snum having count(distinct(a.cnum))&gt;1);</text:span></text:p>
      <text:p text:style-name="P1"><text:span text:style-name="T134"/></text:p>
      <text:p text:style-name="P1"><text:span text:style-name="T135">79select cname from customer where cname=('c%');</text:span></text:p>
      <text:p text:style-name="P1"><text:span text:style-name="T136"/></text:p>
      <text:p text:style-name="P1"><text:span text:style-name="T137">80select 'for the city('city'),the highest rating is ('max(rating)')' from customer group by city;</text:span></text:p>
      <text:p text:style-name="P1"><text:span text:style-name="T137"/></text:p>
      <text:p text:style-name="P1"><text:span text:style-name="T137">82select rating,cname,cnum from customer order by rating desc;</text:span></text:p>
      <text:p text:style-name="P1"><text:span text:style-name="T137"/></text:p>
      <text:p text:style-name="P1"><text:span text:style-name="T137">83select avg(comm) from salespeople where city='london';</text:span></text:p>
      <text:p text:style-name="P1"><text:span text:style-name="T137"><text:s text:c="19"/></text:span></text:p>
      <text:p text:style-name="P1"><text:span text:style-name="T137">84select o.onum,s.sname from orders o,salespeople s,customer c where o.cnum=c.cnum and s.snum=c.snum and o.cnum=2001;</text:span></text:p>
      <text:p text:style-name="P1"><text:span text:style-name="T137"/></text:p>
      <text:p text:style-name="P1"><text:span text:style-name="T137">85select sname,comm from salespeople where comm&gt;0.10 and comm&lt;0.12;</text:span></text:p>
      <text:p text:style-name="P1"><text:span text:style-name="T138"/></text:p>
      <text:p text:style-name="P1"><text:span text:style-name="T139">86select sname,city from salespeople where comm&gt;0.10 and city='london';</text:span></text:p>
      <text:p text:style-name="P1"><text:span text:style-name="T140"/></text:p>
      <text:p text:style-name="P1"><text:span text:style-name="T141">87------+---------+------------+------+</text:span></text:p>
      <text:p text:style-name="P1"><text:span text:style-name="T141">| onum | amt<text:s text:c="5"/>| odate<text:s text:c="6"/>| cnum |</text:span></text:p>
      <text:p text:style-name="P1"><text:span text:style-name="T141">+------+---------+------------+------+</text:span></text:p>
      <text:p text:style-name="P1"><text:span text:style-name="T141">| 3001 |<text:s text:c="3"/>18.69 | 1996-03-10 | 2008 |</text:span></text:p>
      <text:p text:style-name="P1"><text:span text:style-name="T141">| 3003 |<text:s text:c="2"/>767.19 | 1996-03-10 | 2001 |</text:span></text:p>
      <text:p text:style-name="P1"><text:span text:style-name="T141">| 3005 | 5160.45 | 1996-03-10 | 2003 |</text:span></text:p>
      <text:p text:style-name="P1"><text:span text:style-name="T141">| 3007 |<text:s text:c="3"/>75.75 | 1996-04-10 | 2002 |</text:span></text:p>
      <text:p text:style-name="P1"><text:span text:style-name="T141">| 3008 | 4723.00 | 1996-05-10 | 2002 |</text:span></text:p>
      <text:p text:style-name="P1"><text:span text:style-name="T141">| 3009 | 1713.23 | 1996-04-10 | 2002 |</text:span></text:p>
      <text:p text:style-name="P1"><text:span text:style-name="T141">| 3010 | 1309.95 | 1996-06-10 | 2004 |</text:span></text:p>
      <text:p text:style-name="P1"><text:span text:style-name="T141">| 3011 | 9891.88 | 1996-06-10 | 2006 |</text:span></text:p>
      <text:p text:style-name="P1"><text:span text:style-name="T141">+------+---------+------------+------+</text:span></text:p>
      <text:p text:style-name="P1"><text:span text:style-name="T141">88select cnum,min(amt) from orders group by cnum;</text:span></text:p>
      <text:p text:style-name="P1"><text:span text:style-name="T142"/></text:p>
      <text:p text:style-name="P1"><text:span text:style-name="T143">89select min(cname) from customer where cname like 'G%';</text:span></text:p>
      <text:p text:style-name="P1"><text:span text:style-name="T144"/></text:p>
      <text:p text:style-name="P1"><text:span text:style-name="T145">90count distinct(city) where city is not null;</text:span></text:p>
      <text:p text:style-name="P1"><text:span text:style-name="T146"/></text:p>
      <text:p text:style-name="P1"><text:span text:style-name="T147">91</text:span><text:span text:style-name="T148">select avg(amt) from orders;</text:span><text:span text:style-name="T149"/></text:p>
      <text:p text:style-name="P1"><text:span text:style-name="T149"/></text:p>
      <text:p text:style-name="P1"><text:span text:style-name="T149">92SELECT * FROM ORDERS WHERE NOT (odate = 10/03/96 OR snum &gt; 1006) AND amt &gt;= 1500)</text:span></text:p>
      <text:p text:style-name="P1"><text:span text:style-name="T149"/></text:p>
      <text:p text:style-name="P1"><text:span text:style-name="T149">93select cname from customer where city='san jose' or rating&gt;200;</text:span></text:p>
      <text:p text:style-name="P1"><text:span text:style-name="T150"/></text:p>
      <text:p text:style-name="P1"><text:span text:style-name="T151">94select * from salespeople;</text:span></text:p>
      <text:p text:style-name="P1"><text:span text:style-name="T152"/></text:p>
      <text:p text:style-name="P1"><text:span text:style-name="T153">95SELECT * FROM orders WHERE NOT ((odate = 10/03/96 AND snum &gt; 1002) OR amt &gt; 2000.00); </text:span></text:p>
      <text:p text:style-name="P1"><text:span text:style-name="T153"/></text:p>
      <text:p text:style-name="P1"><text:span text:style-name="T153">96select snum,sname from salespeople a where exists(select cnum from customer b where a.city=b.city and a.snum!=b.snum);</text:span></text:p>
      <text:p text:style-name="P1"><text:span text:style-name="T154"/></text:p>
      <text:p text:style-name="P1"><text:span text:style-name="T155">97select s.sname from salespeople s,customer c where c.snum=s.snum and c.rating&lt;250 and s.comm&gt;0.11 group by s.sname;</text:span></text:p>
      <text:p text:style-name="P1"><text:span text:style-name="T155"/></text:p>
      <text:p text:style-name="P1"><text:span text:style-name="T155">98select a.sname,b.sname,a.city from salespeople a,salespeople b where a.city=b.city and a.sname!=b.sname and a.sname&gt;b.sname;</text:span></text:p>
      <text:p text:style-name="P1"><text:span text:style-name="T155"/></text:p>
      <text:p text:style-name="P1"><text:span text:style-name="T155">99 select s.sname,sum(s.comm) from customer c,salespeople s,orders o where o.cnum=c.cnum and s.snum=c.snum group by s.sname having sum(s.comm)&gt;=all(select sum(s.comm) from customer c,salespeople s,orders o where o.cnum=c.cnum and s.snum=c.snum group by s.sname);</text:span></text:p>
      <text:p text:style-name="P1"><text:span text:style-name="T155"/></text:p>
      <text:p text:style-name="P1"><text:span text:style-name="T155">100select c.cname,c.rating,count(o.onum) from customer c,orders o where o.cnum=c.cnum group by c.cname,c.rating having count(o.onum)&gt;=all(select count(o.onum) from customer c,orders o where o.cnum=c.cnum group by c.cname);</text:span></text:p>
      <text:p text:style-name="P1"><text:span text:style-name="T155"/></text:p>
      <text:p text:style-name="P1"><text:span text:style-name="T155">101select c.cname,sum(o.amt),c.rating from customer c,orders o where o.cnum=c.cnum group by c.cname,c.rating having sum(o.amt)&gt;=all(select sum(o.amt) from customer c,orders o where o.cnum=c.cnum group by c.cname);</text:span></text:p>
      <text:p text:style-name="P1"><text:span text:style-name="T155"/></text:p>
      <text:p text:style-name="P1"><text:span text:style-name="T155">102select cname,rating from customer order by rating desc;</text:span></text:p>
      <text:p text:style-name="P1"><text:span text:style-name="T155"/></text:p>
      <text:p text:style-name="P1"><text:span text:style-name="T155">103select odate from orders a,customer b where a.cnum=b.cnum and cname='hoffman';</text:span></text:p>
      <text:p text:style-name="P1"><text:span text:style-name="T156"/></text:p>
      <text:p text:style-name="P1"><text:span text:style-name="T157">104select distinct(comm) from salespeople a,customer b where a.snum=b.snum;</text:span></text:p>
      <text:p text:style-name="P1"><text:span text:style-name="T158"/></text:p>
      <text:p text:style-name="P1"><text:span text:style-name="T159">105select s.sname,o.odate from salespeople s,orders o,customer c where c.cnum=o.cnum and s.snum=c.snum and o.odate not between '1996-03-10' and '1996-05-10';</text:span></text:p>
      <text:p text:style-name="P1"><text:span text:style-name="T159"/></text:p>
      <text:p text:style-name="P1"><text:span text:style-name="T159">106select count(sname) from salespeople where sname=any(select distinct(s.sname) from salespeople s,customer c,orders o where o.cnum=c.cnum and s.snum=c.snum );</text:span></text:p>
      <text:p text:style-name="P1"><text:span text:style-name="T159"/></text:p>
      <text:p text:style-name="P1"><text:span text:style-name="T159">107elect count(distinct(c.cname)) from customer c,orders o where o.cnum=c.cnum;</text:span></text:p>
      <text:p text:style-name="P1"><text:span text:style-name="T159"/></text:p>
      <text:p text:style-name="P1"><text:span text:style-name="T159">108select odate,a.amt, m.snum from orders a,(select max(amt) as maxamt, snum from orders a,customer b where a.cnum=b.cnum group by snum)m where a.amt=maxamt order by m.snum;</text:span></text:p>
      <text:p text:style-name="P1"><text:span text:style-name="T159"/></text:p>
      <text:p text:style-name="P1"><text:span text:style-name="T159">109(select sum(o.amt),s.sname from salespeople s,customer c,orders o where o.cnum=c.cnum and s.snum=c.snum group by s.sname);</text:span></text:p>
      <text:p text:style-name="P1"><text:span text:style-name="T159"/></text:p>
      <text:p text:style-name="P1"><text:span text:style-name="T159">110select c.cname,o.amt from customer c,orders o where o.cnum=c.cnum and o.amt&lt;=all(select min(o.amt) from customer c,orders o where o.cnum=c.cnum group by c.cname);</text:span></text:p>
      <text:p text:style-name="P1"><text:span text:style-name="T159"/></text:p>
      <text:p text:style-name="P1"><text:span text:style-name="T159">111select c.cname,o.amt,s.sname from customer c,orders o,salespeople s where o.cnum=c.cnum and s.snum=c.snum and o.amt &lt; 200;</text:span></text:p>
      <text:p text:style-name="P1"><text:span text:style-name="T159"/></text:p>
      <text:p text:style-name="P1"><text:span text:style-name="T159">112select a.cname,a.rating,b.cname,b.rating from customer a,customer b where a.cname!=b.cname and a.rating=b.rating and a.cname&lt;b.cname;</text:span></text:p>
      <text:p text:style-name="P1"><text:span text:style-name="T159"/></text:p>
      <text:p text:style-name="P1"><text:span text:style-name="T159">113select * from orders where amt&gt;(select avg(amt) from orders where odate='1996-03-10');</text:span></text:p>
      <text:p text:style-name="P1"><text:span text:style-name="T160"/></text:p>
      <text:p text:style-name="P1"><text:span text:style-name="T161">114select distinct(c.cname),o.amt from customer c,orders o where o.cnum=c.cnum and o.amt&gt;(select avg(amt) from orders);</text:span></text:p>
      <text:p text:style-name="P1"><text:span text:style-name="T161"/></text:p>
      <text:p text:style-name="P1"><text:span text:style-name="T161">115select cnum,rating from customer where rating&gt;(select avg(rating) from customer where city='san jose');</text:span></text:p>
      <text:p text:style-name="P1"><text:span text:style-name="T162"/></text:p>
      <text:p text:style-name="P1"><text:span text:style-name="T163">116 select s.sname,sum(o.amt) from salespeople s,orders o,customer c where o.cnum=c.cnum and s.snum=c.snum group by s.sname having sum(o.amt)&gt;(select max(amt) from orders);</text:span></text:p>
      <text:p text:style-name="P1"><text:span text:style-name="T163"/></text:p>
      <text:p text:style-name="P1"><text:span text:style-name="T163">117select sname,snum from salespeople where snum in(select snum from customer group by snum having(snum)&gt;1);</text:span></text:p>
      <text:p text:style-name="P1"><text:span text:style-name="T164"/></text:p>
      <text:p text:style-name="P1"><text:span text:style-name="T165">118select distinct(s.sname),s.snum from salespeople s,customer c where c.snum!=s.snum and c.city=s.city;</text:span></text:p>
      <text:p text:style-name="P1"><text:span text:style-name="T165"/></text:p>
      <text:p text:style-name="P1"><text:span text:style-name="T165">119select c.cname,sum(o.amt),c.rating from orders o,customer c where c.cnum=o.cnum group by c.cname,c.rating order by rating asc;</text:span></text:p>
      <text:p text:style-name="P1"><text:span text:style-name="T165"/></text:p>
      <text:p text:style-name="P1"><text:span text:style-name="T165">121select b.snum,sum(amt),c.comm from orders a,customer b, salespeople c where a.cnum=b.cnum and b.snum=c.snum group by b.snum;</text:span></text:p>
      <text:p text:style-name="P1"><text:span text:style-name="T166"/></text:p>
      <text:p text:style-name="P1"><text:span text:style-name="T167">122select sum(a.amt) as sales,(select round(sum(e.amt*g.comm)*5,2) from orders e,customer f,salespeople g where e.cnum=f.cnum and f.snum=g.snum and (g.city='london' or city='new york') as _5 _times comm from orders a,customer b where a.cnum=b.cnum and (b.city='london' or b.city'='rome');</text:span></text:p>
      <text:p text:style-name="P1"><text:span text:style-name="T167"><text:s/></text:span></text:p>
      <text:p text:style-name="P1"><text:span text:style-name="T167">123select o.odate,o.onum,o.amt,s.city,s.sname from salespeople s,orders o,customer c where o.cnum=c.cnum and c.snum=s.snum and o.amt=any(select<text:s text:c="2"/>max(o.amt) from orders o,salespeople s,customer c where o.cnum=c.cnum and c.snum=s.snum group by s.sname);</text:span></text:p>
      <text:p text:style-name="P1"><text:span text:style-name="T167"/></text:p>
      <text:p text:style-name="P1"><text:span text:style-name="T167">124select distinct(sname) from salespeople a,customer b where a.snum=b.snum and rating&lt;=100;</text:span></text:p>
      <text:p text:style-name="P1"><text:span text:style-name="T167"/></text:p>
      <text:p text:style-name="P1"><text:span text:style-name="T167">125select (select sum(o.amt) from orders o)-(select sum(s.comm*100) from salespeople s,orders o,customer c where o.cnum=c.cnum and s.snum=c.snum) as Total_Income_Of_Company;</text:span></text:p>
      <text:p text:style-name="P1"><text:span text:style-name="T168"/></text:p>
      <text:p text:style-name="P1"><text:span text:style-name="T168"/></text:p>
      <text:p text:style-name="P1"><text:span text:style-name="T168"/></text:p>
      <text:p text:style-name="P1"><text:span text:style-name="T168"/></text:p>
      <text:p text:style-name="P1"><text:span text:style-name="T168"/></text:p>
      <text:p text:style-name="P1"><text:span text:style-name="T168"/></text:p>
      <text:p text:style-name="P1"><text:span text:style-name="T16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